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e9e1"/>
    </style:style>
    <style:style style:name="T4" style:family="text">
      <style:text-properties officeooo:rsid="000ac4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span text:style-name="T1">SISTEMES DE GESTIÓ EMPRESARIAL</text:span></text:p>
      <text:p text:style-name="P6"/>
      <text:p text:style-name="P6"><text:tab/><text:tab/><text:tab/> <text:s text:c="2"/>Empresa d’<text:span text:style-name="T3">Esport Prospesport</text:span></text:p>
      <text:p text:style-name="P6"/>
      <text:p text:style-name="P4">L'empresa <text:span text:style-name="T3">d’esport Prospesport</text:span> es dedica a la <text:s/>preparació de <text:span text:style-name="T3">material esportiu </text:span>, implantada a la seu de Barcelona amb <text:span text:style-name="T3">1</text:span> distribuci<text:span text:style-name="T3">ó</text:span> de botig<text:span text:style-name="T3">a</text:span>.</text:p>
      <text:p text:style-name="P7"/>
      <text:p text:style-name="P2">Situació i procediment de l'empresa</text:p>
      <text:p text:style-name="P7"/>
      <text:p text:style-name="P5">Les comandes de la nostra empresa, funcionen amb <text:span text:style-name="T2">el sistema de Fax,</text:span> el client que fa una comanda, s'ha de descarregar un formulari per la web oficial de la nostra empresa i enviar un Fax amb totes les dades de la comanda a l'empresa. Una vegada enviat el Fax, arriba a la recepció de l'empresa. Següent, recepció envía aquest Fax al departament financer i si totes les dades són correctes, s'envia el Fax directament a la fàbrica per començar a desenvolupar la comanda sol·licitada. Una vegada fet tot aquest procés, es posa en contacte amb el departament comercial on hi serà enviat la comanda i se li comunicarà al client la data d'entrega.</text:p>
      <text:p text:style-name="P5"/>
      <text:p text:style-name="P2">Solucións per a l'empresa</text:p>
      <text:p text:style-name="P2"/>
      <text:p text:style-name="P5">La solució més eficaç és la implementació del software ERP. (Seguiré demà)...</text:p>
      <text:p text:style-name="P5">…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Sergi Muñoz Carmona </text:p>
      <text:p text:style-name="P5">2n D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 Muñoz Carmona</meta:initial-creator>
    <meta:creation-date>2020-10-13T21:26:06.61</meta:creation-date>
    <dc:date>2020-10-18T15:51:06.385075609</dc:date>
    <meta:editing-duration>PT49M13S</meta:editing-duration>
    <meta:editing-cycles>6</meta:editing-cycles>
    <meta:generator>LibreOffice/5.4.2.2.0$Linux_X86_64 LibreOffice_project/40$Build-2</meta:generator>
    <meta:document-statistic meta:table-count="0" meta:image-count="0" meta:object-count="0" meta:page-count="1" meta:paragraph-count="10" meta:word-count="170" meta:character-count="1015" meta:non-whitespace-character-count="845"/>
  </office:meta>
</office:document-meta>
</file>